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180" officeooo:paragraph-rsid="0004e180"/>
    </style:style>
    <style:style style:name="P2" style:family="paragraph" style:parent-style-name="Standard" style:list-style-name="L1">
      <style:text-properties officeooo:rsid="0004e180" officeooo:paragraph-rsid="0004e180"/>
    </style:style>
    <style:style style:name="P3" style:family="paragraph" style:parent-style-name="Standard" style:list-style-name="L1">
      <style:text-properties officeooo:rsid="00068453" officeooo:paragraph-rsid="00068453"/>
    </style:style>
    <style:style style:name="P4" style:family="paragraph" style:parent-style-name="Standard" style:list-style-name="L1">
      <style:text-properties fo:font-style="normal" officeooo:rsid="00078a55" officeooo:paragraph-rsid="00078a55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9b65"/>
    </style:style>
    <style:style style:name="T3" style:family="text">
      <style:text-properties officeooo:rsid="0007fa0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list xml:id="list7686457110007171795" text:style-name="L1">
        <text:list-item>
          <text:p text:style-name="P2">Supply wireless router with SSID: “<text:span text:style-name="T1">ISDdebug</text:span>” and Password: <text:span text:style-name="T1">rapidshare544</text:span></text:p>
        </text:list-item>
        <text:list-item>
          <text:p text:style-name="P4">wireless router needs to give out IP addresses in the range 172.16.0.X and debug server needs to have the IP 172.16.0.1 <text:span text:style-name="T3">(changeable in Low_Res_Worker.cpp)</text:span></text:p>
        </text:list-item>
        <text:list-item>
          <text:p text:style-name="P2">Power up boards</text:p>
        </text:list-item>
        <text:list-item>
          <text:p text:style-name="P2">start server application (on server):</text:p>
          <text:list>
            <text:list-item>
              <text:p text:style-name="P2">go to “<text:span text:style-name="T1">cutting_board/glfw/server/build</text:span>”</text:p>
            </text:list-item>
            <text:list-item>
              <text:p text:style-name="P2">maybe run “<text:span text:style-name="T1">make</text:span>”</text:p>
            </text:list-item>
            <text:list-item>
              <text:p text:style-name="P2">start application “<text:span text:style-name="T1">./main</text:span>”</text:p>
            </text:list-item>
          </text:list>
        </text:list-item>
        <text:list-item>
          <text:p text:style-name="P2">Find out IP addresses of the boards <text:span text:style-name="T2">(on the router)</text:span></text:p>
        </text:list-item>
        <text:list-item>
          <text:p text:style-name="P2">for each board (on clients):</text:p>
          <text:list>
            <text:list-item>
              <text:p text:style-name="P2">“<text:span text:style-name="T1">ssh pi@$IP</text:span>” with password “<text:span text:style-name="T1">raspberry</text:span>”</text:p>
            </text:list-item>
            <text:list-item>
              <text:p text:style-name="P2">either “<text:span text:style-name="T1">cd cutting_board/raspicam/build</text:span>” or “<text:span text:style-name="T1">cd cutting_board/cutting_board/raspicam/build</text:span>”</text:p>
            </text:list-item>
            <text:list-item>
              <text:p text:style-name="P2">“<text:span text:style-name="T1">cd ../..; git pull origin master; cd raspicam/build; make</text:span>”</text:p>
            </text:list-item>
          </text:list>
        </text:list-item>
        <text:list-item>
          <text:p text:style-name="P2">start application <text:s/>“<text:span text:style-name="T1">./main</text:span>”</text:p>
        </text:list-item>
        <text:list-item>
          <text:p text:style-name="P3">enjoy live carrot pic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09:28.692328374</meta:creation-date>
    <dc:date>2016-08-30T15:20:45.970610530</dc:date>
    <meta:editing-duration>PT4M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07" meta:character-count="713" meta:non-whitespace-character-count="634"/>
  </office:meta>
</office:document-meta>
</file>